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style:font-name="Liberation Sans" fo:font-size="18pt" officeooo:rsid="0017e84b" officeooo:paragraph-rsid="0017e84b" style:font-name-asian="Noto Sans CJK SC" style:font-size-asian="18pt" style:font-name-complex="Lohit Devanagari" style:font-size-complex="18pt"/>
    </style:style>
    <style:style style:name="P2" style:family="paragraph" style:parent-style-name="Text_20_body">
      <style:text-properties officeooo:paragraph-rsid="001bb033"/>
    </style:style>
    <style:style style:name="P3" style:family="paragraph" style:parent-style-name="Text_20_body">
      <style:text-properties style:text-underline-style="solid" style:text-underline-width="auto" style:text-underline-color="font-color" officeooo:rsid="00200ce9" officeooo:paragraph-rsid="00200ce9"/>
    </style:style>
    <style:style style:name="P4" style:family="paragraph" style:parent-style-name="Text_20_body">
      <style:text-properties style:text-underline-style="solid" style:text-underline-width="auto" style:text-underline-color="font-color" officeooo:rsid="0052236c" officeooo:paragraph-rsid="0052236c"/>
    </style:style>
    <style:style style:name="P5" style:family="paragraph" style:parent-style-name="Text_20_body">
      <style:text-properties style:text-underline-style="solid" style:text-underline-width="auto" style:text-underline-color="font-color" officeooo:rsid="0061fe6d" officeooo:paragraph-rsid="0061fe6d"/>
    </style:style>
    <style:style style:name="P6" style:family="paragraph" style:parent-style-name="Text_20_body">
      <style:text-properties style:text-underline-style="solid" style:text-underline-width="auto" style:text-underline-color="font-color" officeooo:rsid="006f15d2" officeooo:paragraph-rsid="006f15d2"/>
    </style:style>
    <style:style style:name="P7" style:family="paragraph" style:parent-style-name="Text_20_body">
      <style:text-properties style:text-underline-style="none" officeooo:rsid="0021a7f9" officeooo:paragraph-rsid="0021a7f9"/>
    </style:style>
    <style:style style:name="P8" style:family="paragraph" style:parent-style-name="Text_20_body">
      <style:text-properties style:text-underline-style="none" officeooo:rsid="0023a053" officeooo:paragraph-rsid="0023a053"/>
    </style:style>
    <style:style style:name="P9" style:family="paragraph" style:parent-style-name="Text_20_body">
      <style:text-properties style:text-underline-style="none" officeooo:rsid="0023e749" officeooo:paragraph-rsid="0023e749"/>
    </style:style>
    <style:style style:name="P10" style:family="paragraph" style:parent-style-name="Text_20_body">
      <style:text-properties style:text-underline-style="none" officeooo:rsid="00246520" officeooo:paragraph-rsid="00246520"/>
    </style:style>
    <style:style style:name="P11" style:family="paragraph" style:parent-style-name="Text_20_body">
      <style:text-properties style:text-underline-style="none" officeooo:rsid="0026589b" officeooo:paragraph-rsid="0026589b"/>
    </style:style>
    <style:style style:name="P12" style:family="paragraph" style:parent-style-name="Text_20_body">
      <style:text-properties style:text-underline-style="none" officeooo:rsid="00267fc6" officeooo:paragraph-rsid="00267fc6"/>
    </style:style>
    <style:style style:name="P13" style:family="paragraph" style:parent-style-name="Text_20_body">
      <style:text-properties style:text-underline-style="none" officeooo:rsid="0028655a" officeooo:paragraph-rsid="0028655a"/>
    </style:style>
    <style:style style:name="P14" style:family="paragraph" style:parent-style-name="Text_20_body">
      <style:text-properties style:text-underline-style="none" officeooo:rsid="0028d5cd" officeooo:paragraph-rsid="0028d5cd"/>
    </style:style>
    <style:style style:name="P15" style:family="paragraph" style:parent-style-name="Text_20_body">
      <style:text-properties style:text-underline-style="none" officeooo:rsid="002b411a" officeooo:paragraph-rsid="002b411a"/>
    </style:style>
    <style:style style:name="P16" style:family="paragraph" style:parent-style-name="Text_20_body" style:list-style-name="L1">
      <style:text-properties style:text-underline-style="none" officeooo:rsid="002b411a" officeooo:paragraph-rsid="002b411a"/>
    </style:style>
    <style:style style:name="P17" style:family="paragraph" style:parent-style-name="Text_20_body" style:list-style-name="L1">
      <style:text-properties style:text-underline-style="none" officeooo:rsid="002da255" officeooo:paragraph-rsid="002da255"/>
    </style:style>
    <style:style style:name="P18" style:family="paragraph" style:parent-style-name="Text_20_body" style:list-style-name="L1">
      <style:text-properties style:text-underline-style="none" officeooo:rsid="002ee5cb" officeooo:paragraph-rsid="002ee5cb"/>
    </style:style>
    <style:style style:name="P19" style:family="paragraph" style:parent-style-name="Text_20_body">
      <style:text-properties style:text-underline-style="none" officeooo:rsid="002fb80f" officeooo:paragraph-rsid="002fb80f"/>
    </style:style>
    <style:style style:name="P20" style:family="paragraph" style:parent-style-name="Text_20_body" style:list-style-name="L2">
      <style:text-properties style:text-underline-style="none" officeooo:rsid="002fc0e5" officeooo:paragraph-rsid="002fc0e5"/>
    </style:style>
    <style:style style:name="P21" style:family="paragraph" style:parent-style-name="Text_20_body">
      <style:text-properties style:text-underline-style="none" officeooo:rsid="0030b6af" officeooo:paragraph-rsid="0030b6af"/>
    </style:style>
    <style:style style:name="P22" style:family="paragraph" style:parent-style-name="Text_20_body">
      <style:text-properties style:text-underline-style="none" officeooo:rsid="0031ee5f" officeooo:paragraph-rsid="0031ee5f"/>
    </style:style>
    <style:style style:name="P23" style:family="paragraph" style:parent-style-name="Text_20_body">
      <style:text-properties style:text-underline-style="none" officeooo:rsid="0040f3df" officeooo:paragraph-rsid="0040f3df"/>
    </style:style>
    <style:style style:name="P24" style:family="paragraph" style:parent-style-name="Text_20_body" style:list-style-name="L3">
      <style:text-properties style:text-underline-style="none" officeooo:rsid="0040f3df" officeooo:paragraph-rsid="0040f3df"/>
    </style:style>
    <style:style style:name="P25" style:family="paragraph" style:parent-style-name="Text_20_body" style:list-style-name="L3">
      <style:text-properties style:text-underline-style="none" officeooo:rsid="00466557" officeooo:paragraph-rsid="00466557"/>
    </style:style>
    <style:style style:name="P26" style:family="paragraph" style:parent-style-name="Text_20_body" style:list-style-name="L3">
      <style:text-properties style:text-underline-style="none" officeooo:rsid="0047926a" officeooo:paragraph-rsid="0047926a"/>
    </style:style>
    <style:style style:name="P27" style:family="paragraph" style:parent-style-name="Text_20_body">
      <style:text-properties style:text-underline-style="none" officeooo:rsid="004977ec" officeooo:paragraph-rsid="004977ec"/>
    </style:style>
    <style:style style:name="P28" style:family="paragraph" style:parent-style-name="Text_20_body">
      <style:text-properties style:text-underline-style="none" officeooo:rsid="004c68a6" officeooo:paragraph-rsid="004c68a6"/>
    </style:style>
    <style:style style:name="P29" style:family="paragraph" style:parent-style-name="Text_20_body">
      <style:text-properties style:text-underline-style="none" officeooo:rsid="0050d7dc" officeooo:paragraph-rsid="0050d7dc"/>
    </style:style>
    <style:style style:name="P30" style:family="paragraph" style:parent-style-name="Text_20_body">
      <style:text-properties style:text-underline-style="none" officeooo:rsid="00514f1a" officeooo:paragraph-rsid="00514f1a"/>
    </style:style>
    <style:style style:name="P31" style:family="paragraph" style:parent-style-name="Text_20_body">
      <style:text-properties style:text-underline-style="none" officeooo:rsid="005261de" officeooo:paragraph-rsid="005261de"/>
    </style:style>
    <style:style style:name="P32" style:family="paragraph" style:parent-style-name="Text_20_body">
      <style:text-properties style:text-underline-style="none" officeooo:rsid="00567388" officeooo:paragraph-rsid="00567388"/>
    </style:style>
    <style:style style:name="P33" style:family="paragraph" style:parent-style-name="Text_20_body">
      <style:text-properties style:text-underline-style="none" officeooo:rsid="0057f578" officeooo:paragraph-rsid="0057f578"/>
    </style:style>
    <style:style style:name="P34" style:family="paragraph" style:parent-style-name="Text_20_body">
      <style:text-properties style:text-underline-style="none" officeooo:rsid="00608ef5" officeooo:paragraph-rsid="00608ef5"/>
    </style:style>
    <style:style style:name="P35" style:family="paragraph" style:parent-style-name="Text_20_body">
      <style:text-properties style:text-underline-style="none" officeooo:rsid="00644694" officeooo:paragraph-rsid="00644694"/>
    </style:style>
    <style:style style:name="P36" style:family="paragraph" style:parent-style-name="Text_20_body">
      <style:text-properties style:text-underline-style="none" officeooo:rsid="00673b1c" officeooo:paragraph-rsid="00673b1c"/>
    </style:style>
    <style:style style:name="P37" style:family="paragraph" style:parent-style-name="Text_20_body">
      <style:text-properties style:text-underline-style="none" officeooo:rsid="006b0237" officeooo:paragraph-rsid="006b0237"/>
    </style:style>
    <style:style style:name="P38" style:family="paragraph" style:parent-style-name="Text_20_body">
      <style:text-properties style:text-underline-style="none" officeooo:rsid="00719630" officeooo:paragraph-rsid="00719630"/>
    </style:style>
    <style:style style:name="P39" style:family="paragraph" style:parent-style-name="Text_20_body">
      <style:text-properties style:text-underline-style="none" officeooo:rsid="007297d1" officeooo:paragraph-rsid="007297d1"/>
    </style:style>
    <style:style style:name="P40" style:family="paragraph" style:parent-style-name="Text_20_body">
      <style:text-properties style:text-underline-style="none" officeooo:rsid="00754b54" officeooo:paragraph-rsid="00754b54"/>
    </style:style>
    <style:style style:name="P41" style:family="paragraph" style:parent-style-name="Text_20_body">
      <style:text-properties style:text-underline-style="none" officeooo:rsid="007bbe28" officeooo:paragraph-rsid="007bbe28"/>
    </style:style>
    <style:style style:name="P42" style:family="paragraph" style:parent-style-name="Text_20_body">
      <style:text-properties style:text-underline-style="none" officeooo:rsid="007f1e6f" officeooo:paragraph-rsid="007f1e6f"/>
    </style:style>
    <style:style style:name="P43" style:family="paragraph" style:parent-style-name="Text_20_body" style:list-style-name="L6">
      <style:text-properties style:text-underline-style="none" officeooo:rsid="007f1e6f" officeooo:paragraph-rsid="007f1e6f"/>
    </style:style>
    <style:style style:name="P44" style:family="paragraph" style:parent-style-name="Text_20_body" style:list-style-name="L6">
      <style:text-properties style:text-underline-style="none" officeooo:rsid="007f45ed" officeooo:paragraph-rsid="007f45ed"/>
    </style:style>
    <style:style style:name="P45" style:family="paragraph" style:parent-style-name="Text_20_body">
      <style:text-properties style:text-underline-style="none" officeooo:rsid="007ff877" officeooo:paragraph-rsid="007ff877"/>
    </style:style>
    <style:style style:name="P46" style:family="paragraph" style:parent-style-name="Text_20_body">
      <style:text-properties officeooo:rsid="002a0d01" officeooo:paragraph-rsid="002a0d01"/>
    </style:style>
    <style:style style:name="P47" style:family="paragraph" style:parent-style-name="Text_20_body">
      <style:text-properties officeooo:paragraph-rsid="0032c8a7"/>
    </style:style>
    <style:style style:name="P48" style:family="paragraph" style:parent-style-name="Text_20_body">
      <style:text-properties officeooo:paragraph-rsid="0033589a"/>
    </style:style>
    <style:style style:name="P49" style:family="paragraph" style:parent-style-name="Text_20_body" style:list-style-name="L3">
      <style:text-properties fo:font-style="italic" style:text-underline-style="none" officeooo:rsid="0040f3df" officeooo:paragraph-rsid="0040f3df" style:font-style-asian="italic" style:font-style-complex="italic"/>
    </style:style>
    <style:style style:name="P50" style:family="paragraph" style:parent-style-name="Text_20_body" style:list-style-name="L4">
      <style:text-properties fo:font-style="italic" style:text-underline-style="none" officeooo:rsid="00482944" officeooo:paragraph-rsid="004977ec" style:font-style-asian="italic" style:font-style-complex="italic"/>
    </style:style>
    <style:style style:name="P51" style:family="paragraph" style:parent-style-name="Text_20_body" style:list-style-name="L4">
      <style:text-properties fo:font-style="italic" style:text-underline-style="none" officeooo:rsid="0048bab1" officeooo:paragraph-rsid="004977ec" style:font-style-asian="italic" style:font-style-complex="italic"/>
    </style:style>
    <style:style style:name="P52" style:family="paragraph" style:parent-style-name="Text_20_body" style:list-style-name="L4">
      <style:text-properties officeooo:paragraph-rsid="004977ec"/>
    </style:style>
    <style:style style:name="P53" style:family="paragraph" style:parent-style-name="Text_20_body" style:list-style-name="L4">
      <style:text-properties officeooo:rsid="004ad4f1" officeooo:paragraph-rsid="004ad4f1"/>
    </style:style>
    <style:style style:name="P54" style:family="paragraph" style:parent-style-name="Text_20_body">
      <style:text-properties officeooo:rsid="004b1531" officeooo:paragraph-rsid="004b1531"/>
    </style:style>
    <style:style style:name="P55" style:family="paragraph" style:parent-style-name="Text_20_body" style:list-style-name="L5">
      <style:text-properties officeooo:rsid="004b4d3a" officeooo:paragraph-rsid="004b4d3a"/>
    </style:style>
    <style:style style:name="P56" style:family="paragraph" style:parent-style-name="Text_20_body">
      <style:text-properties officeooo:paragraph-rsid="005c2ca5"/>
    </style:style>
    <style:style style:name="P57" style:family="paragraph" style:parent-style-name="Text_20_body">
      <style:text-properties fo:font-style="normal" style:text-underline-style="none" officeooo:rsid="006d7741" officeooo:paragraph-rsid="006d7741" style:font-style-asian="normal" style:font-style-complex="normal"/>
    </style:style>
    <style:style style:name="P58" style:family="paragraph" style:parent-style-name="Text_20_body">
      <style:text-properties officeooo:rsid="00825cd6" officeooo:paragraph-rsid="00825cd6"/>
    </style:style>
    <style:style style:name="P59" style:family="paragraph" style:parent-style-name="Text_20_body">
      <style:text-properties officeooo:rsid="0084429d" officeooo:paragraph-rsid="0084429d"/>
    </style:style>
    <style:style style:name="P60" style:family="paragraph" style:parent-style-name="Title">
      <style:text-properties style:font-name="Liberation Sans" fo:font-size="28pt" fo:font-weight="bold" officeooo:rsid="0017e84b" officeooo:paragraph-rsid="0017e84b" style:font-name-asian="Noto Sans CJK SC" style:font-size-asian="28pt" style:font-weight-asian="bold" style:font-name-complex="Lohit Devanagari" style:font-size-complex="28pt" style:font-weight-complex="bold"/>
    </style:style>
    <style:style style:name="T1" style:family="text">
      <style:text-properties officeooo:rsid="001bb033"/>
    </style:style>
    <style:style style:name="T2" style:family="text">
      <style:text-properties officeooo:rsid="001d5286"/>
    </style:style>
    <style:style style:name="T3" style:family="text">
      <style:text-properties officeooo:rsid="001ec88f"/>
    </style:style>
    <style:style style:name="T4" style:family="text">
      <style:text-properties officeooo:rsid="001ecb9f"/>
    </style:style>
    <style:style style:name="T5" style:family="text">
      <style:text-properties officeooo:rsid="002a0d01"/>
    </style:style>
    <style:style style:name="T6" style:family="text">
      <style:text-properties officeooo:rsid="002c9ed7"/>
    </style:style>
    <style:style style:name="T7" style:family="text">
      <style:text-properties officeooo:rsid="002fc0e5"/>
    </style:style>
    <style:style style:name="T8" style:family="text">
      <style:text-properties officeooo:rsid="0030b6af"/>
    </style:style>
    <style:style style:name="T9" style:family="text">
      <style:text-properties style:text-underline-style="none" officeooo:rsid="0032c8a7"/>
    </style:style>
    <style:style style:name="T10" style:family="text">
      <style:text-properties style:text-underline-style="none" officeooo:rsid="0033589a"/>
    </style:style>
    <style:style style:name="T11" style:family="text">
      <style:text-properties style:text-underline-style="none" officeooo:rsid="00354c21"/>
    </style:style>
    <style:style style:name="T12" style:family="text">
      <style:text-properties style:text-underline-style="none" officeooo:rsid="00358f04"/>
    </style:style>
    <style:style style:name="T13" style:family="text">
      <style:text-properties style:text-underline-style="none" officeooo:rsid="00362677"/>
    </style:style>
    <style:style style:name="T14" style:family="text">
      <style:text-properties style:text-underline-style="none" officeooo:rsid="0037707d"/>
    </style:style>
    <style:style style:name="T15" style:family="text">
      <style:text-properties style:text-underline-style="none" officeooo:rsid="00389a6a"/>
    </style:style>
    <style:style style:name="T16" style:family="text">
      <style:text-properties style:text-underline-style="none" officeooo:rsid="0039b561"/>
    </style:style>
    <style:style style:name="T17" style:family="text">
      <style:text-properties style:text-underline-style="none" officeooo:rsid="003c7781"/>
    </style:style>
    <style:style style:name="T18" style:family="text">
      <style:text-properties style:text-underline-style="none" officeooo:rsid="003e7652"/>
    </style:style>
    <style:style style:name="T19" style:family="text">
      <style:text-properties style:text-underline-style="none" officeooo:rsid="005c2ca5"/>
    </style:style>
    <style:style style:name="T20" style:family="text">
      <style:text-properties style:text-underline-style="none" officeooo:rsid="005e1f5b"/>
    </style:style>
    <style:style style:name="T21" style:family="text">
      <style:text-properties style:text-underline-style="none" officeooo:rsid="005effdb"/>
    </style:style>
    <style:style style:name="T22" style:family="text">
      <style:text-properties officeooo:rsid="00387a96"/>
    </style:style>
    <style:style style:name="T23" style:family="text">
      <style:text-properties officeooo:rsid="0042c789"/>
    </style:style>
    <style:style style:name="T24" style:family="text">
      <style:text-properties officeooo:rsid="0042cc51"/>
    </style:style>
    <style:style style:name="T25" style:family="text">
      <style:text-properties fo:font-style="italic" style:font-style-asian="italic" style:font-style-complex="italic"/>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44c2a4" style:font-style-asian="normal" style:font-style-complex="normal"/>
    </style:style>
    <style:style style:name="T29" style:family="text">
      <style:text-properties fo:font-style="normal" officeooo:rsid="004977ec"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4977ec" style:font-style-asian="normal" style:font-style-complex="normal"/>
    </style:style>
    <style:style style:name="T32" style:family="text">
      <style:text-properties fo:font-style="normal" style:text-underline-style="none" officeooo:rsid="00498023" style:font-style-asian="normal" style:font-style-complex="normal"/>
    </style:style>
    <style:style style:name="T33" style:family="text">
      <style:text-properties fo:font-style="normal" style:text-underline-style="none" officeooo:rsid="004b4d3a" style:font-style-asian="normal" style:font-style-complex="normal"/>
    </style:style>
    <style:style style:name="T34" style:family="text">
      <style:text-properties officeooo:rsid="004da0d4"/>
    </style:style>
    <style:style style:name="T35" style:family="text">
      <style:text-properties officeooo:rsid="004f889b"/>
    </style:style>
    <style:style style:name="T36" style:family="text">
      <style:text-properties officeooo:rsid="00530dd5"/>
    </style:style>
    <style:style style:name="T37" style:family="text">
      <style:text-properties officeooo:rsid="0053ea4c"/>
    </style:style>
    <style:style style:name="T38" style:family="text">
      <style:text-properties officeooo:rsid="00542578"/>
    </style:style>
    <style:style style:name="T39" style:family="text">
      <style:text-properties officeooo:rsid="0054c605"/>
    </style:style>
    <style:style style:name="T40" style:family="text">
      <style:text-properties officeooo:rsid="0058de8b"/>
    </style:style>
    <style:style style:name="T41" style:family="text">
      <style:text-properties officeooo:rsid="00597dd8"/>
    </style:style>
    <style:style style:name="T42" style:family="text">
      <style:text-properties officeooo:rsid="00664599"/>
    </style:style>
    <style:style style:name="T43" style:family="text">
      <style:text-properties officeooo:rsid="0066b168"/>
    </style:style>
    <style:style style:name="T44" style:family="text">
      <style:text-properties officeooo:rsid="00692761"/>
    </style:style>
    <style:style style:name="T45" style:family="text">
      <style:text-properties officeooo:rsid="00698bf4"/>
    </style:style>
    <style:style style:name="T46" style:family="text">
      <style:text-properties officeooo:rsid="007454f0"/>
    </style:style>
    <style:style style:name="T47" style:family="text">
      <style:text-properties officeooo:rsid="0076a17d"/>
    </style:style>
    <style:style style:name="T48" style:family="text">
      <style:text-properties officeooo:rsid="0079d734"/>
    </style:style>
    <style:style style:name="T49" style:family="text">
      <style:text-properties officeooo:rsid="007b62f4"/>
    </style:style>
    <style:style style:name="T50" style:family="text">
      <style:text-properties officeooo:rsid="0085081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Persistence</text:p>
      <text:p text:style-name="P1">I/O Devices</text:p>
      <text:p text:style-name="P2"><text:span text:style-name="T1">Input/output (I/O) devices </text:span><text:span text:style-name="T2">and interaction with them are crucial to an OS. </text:span><text:span text:style-name="T3">It is what provides &amp; generates input and output to a system. </text:span><text:span text:style-name="T4">For a computer system to be interesting, we must have I/O.</text:span></text:p>
      <text:p text:style-name="P2"/>
      <text:p text:style-name="P3">The Crux: How Do We Integrate I/O Into Systems?</text:p>
      <text:p text:style-name="P7">36.1 System Architeture</text:p>
      <text:p text:style-name="P15">Simple standarad example: </text:p>
      <text:list xml:id="list3315088705" text:style-name="L1">
        <text:list-item>
          <text:p text:style-name="P16">A CPU attached to main memory <text:span text:style-name="T6">via some memory bus</text:span></text:p>
        </text:list-item>
        <text:list-item>
          <text:p text:style-name="P17">Devices connected to the system via I/O bus (commonly e.g. PCI)</text:p>
        </text:list-item>
        <text:list-item>
          <text:p text:style-name="P18">Even lower down, a peripheral bus (SCSI, SATA, USB), connecting slow unit to the system (keyboard, mouse, disks). </text:p>
        </text:list-item>
      </text:list>
      <text:p text:style-name="P19">A hierarchical structure is used due <text:span text:style-name="T7">to: </text:span></text:p>
      <text:list xml:id="list1842454176" text:style-name="L2">
        <text:list-item>
          <text:p text:style-name="P20">Physics (the shorter the bus, the faster etc)</text:p>
        </text:list-item>
        <text:list-item>
          <text:p text:style-name="P20">Cost <text:span text:style-name="T8">(high performance buses are costly)</text:span></text:p>
        </text:list-item>
      </text:list>
      <text:p text:style-name="P21">High performance demanding devices are put nearer the CPU and vice versa. </text:p>
      <text:p text:style-name="P22">Modern System Architecture:</text:p>
      <text:p text:style-name="P22">Graphics <text:span text:style-name="T22">(through PCI)</text:span>←→CPU←→Memor<text:span text:style-name="T22">y (Memory interconnect)</text:span></text:p>
      <text:p text:style-name="P47"><text:bookmark-start text:name="__DdeLink__9_3595107733"/><text:span text:style-name="T9">Network </text:span><text:span text:style-name="T15">(PCIe)</text:span><text:span text:style-name="T9">←→</text:span><text:span text:style-name="T10">I/O Chip (</text:span><text:span text:style-name="T11">horizontal</text:span><text:span text:style-name="T10">)←→Disk</text:span><text:bookmark-end text:name="__DdeLink__9_3595107733"/><text:span text:style-name="T10"> </text:span><text:span text:style-name="T16">(eSATA)</text:span></text:p>
      <text:p text:style-name="P48"><text:span text:style-name="T13">Keyboard </text:span><text:span text:style-name="T17">(USB)</text:span><text:span text:style-name="T9">←→</text:span><text:span text:style-name="T10">I/O Chip (</text:span><text:span text:style-name="T12">veritical</text:span><text:span text:style-name="T10">)←→</text:span><text:span text:style-name="T14">Mouse </text:span><text:span text:style-name="T18">(USB)</text:span></text:p>
      <text:p text:style-name="P8">36.2 A Can<text:span text:style-name="T5">o</text:span>nical Device</text:p>
      <text:p text:style-name="P23">A canonical device (a device) has 2 important components: </text:p>
      <text:list xml:id="list829235822" text:style-name="L3">
        <text:list-item>
          <text:p text:style-name="P24"><text:span text:style-name="T25">A hardware interface:</text:span> <text:span text:style-name="T23">Presenting an interface to the rest of the system, </text:span><text:span text:style-name="T24">so all devices have a speicified interface and protocols for typical interaction. </text:span></text:p>
          <text:list>
            <text:list-item>
              <text:p text:style-name="P26">An OS can control device behavior through:</text:p>
              <text:list>
                <text:list-item>
                  <text:p text:style-name="P25">status register</text:p>
                </text:list-item>
                <text:list-item>
                  <text:p text:style-name="P25">command register</text:p>
                </text:list-item>
                <text:list-item>
                  <text:p text:style-name="P25">data register</text:p>
                </text:list-item>
              </text:list>
            </text:list-item>
          </text:list>
        </text:list-item>
        <text:list-item>
          <text:p text:style-name="P49">An internal structure:<text:span text:style-name="T28"> The implementation specific part, responsible for implementing the abstraction that the device presents to the system. </text:span></text:p>
        </text:list-item>
      </text:list>
      <text:p text:style-name="P9">36.3 The Can<text:span text:style-name="T5">o</text:span>nical Protocol</text:p>
      <text:p text:style-name="P27">The canonical protocol has 4 steps: </text:p>
      <text:list xml:id="list3485268499" text:style-name="L4">
        <text:list-item>
          <text:p text:style-name="P50"><text:soft-page-break/><text:span text:style-name="T28">A</text:span><text:span text:style-name="T27">n OS waits until a device is ready to receive a command by repeatedly reading the status register (a process called polling). </text:span></text:p>
        </text:list-item>
        <text:list-item>
          <text:p text:style-name="P51"><text:span text:style-name="T29">OS sends some data down to the data register. </text:span><text:span text:style-name="T27">When the main CPU is involved with the data movement we refer to it as programmed I/O (PIO). </text:span></text:p>
        </text:list-item>
        <text:list-item>
          <text:p text:style-name="P52"><text:span text:style-name="T31">OS writes a command to the command register, implicitly lets the device know that the data </text:span><text:span text:style-name="T32">is</text:span><text:span text:style-name="T31"> present and that it should begin working on the command. </text:span></text:p>
        </text:list-item>
        <text:list-item>
          <text:p text:style-name="P53"><text:span text:style-name="T31">F</text:span><text:span text:style-name="T30">inally, the OS waits for the device to finnish by again polling it in a loop, waiting to see if it is finnished. </text:span></text:p>
        </text:list-item>
      </text:list>
      <text:p text:style-name="P54"><text:span text:style-name="T30">This basic protocol is simple and working </text:span><text:span text:style-name="T33">but there are some problems and inefficiencies: </text:span></text:p>
      <text:list xml:id="list3373339386" text:style-name="L5">
        <text:list-item>
          <text:p text:style-name="P55"><text:span text:style-name="T30">E.g. polling is inefficient wasting a great deal of the CPU time just waiting for the device to complete its activity. </text:span></text:p>
        </text:list-item>
      </text:list>
      <text:p text:style-name="P10">36.4 Lowering CPU Overhead With Interrupts</text:p>
      <text:p text:style-name="P28">Interruption was invented to improve the interaction between OS and other units. <text:span text:style-name="T34">Instead of polling the device repeatedly, the OS can issue a request, put the calling process to sleep and context switch to another task. </text:span><text:span text:style-name="T35">When the device is finnished with its task, it can issue a hardware interrupt causing the CPU to jump into the OS as a predetermined interrupt service routine (ISR) or simply an interrupt handler. </text:span></text:p>
      <text:p text:style-name="P29">The handler is just a pience of operating system code that will finnish the request. </text:p>
      <text:p text:style-name="P30">So, interrupts allows for overlap of computation and I/O, which is key for improved utilization. </text:p>
      <text:p text:style-name="P4">Tip: Interrupts Are Not Alwayss Better Than Polling</text:p>
      <text:p text:style-name="P31">Interrupt allows for overlap of computation but makes really just sense for slow devices. <text:span text:style-name="T36">Otherwise the cost of interrupt handling and context switching may outweight the benefits interrupt provide. </text:span><text:span text:style-name="T37">An exampe is also that there may be a flood of interrupts causing a livelock in a system, overloading it. </text:span><text:span text:style-name="T38">In such cases polling provides more control to the OS </text:span><text:span text:style-name="T39">in its scheduling. </text:span></text:p>
      <text:p text:style-name="P32">Also, a hybrid can be used: yu can poll for a little while reaching a limit and then trigger an interrupt. This two-phased approach may achieve the best of both worlds when we do not know the speed of the device or if the device is sometimes fast and sometimes slow. </text:p>
      <text:p text:style-name="P33">Another interrupt-based optimization is coalescing. <text:span text:style-name="T40">It is the idea of grouping interrupts and miinimizing the amount of overhead. The tradeoff is delay </text:span><text:span text:style-name="T41">(increased latency of request). </text:span></text:p>
      <text:p text:style-name="P10">36.5 More Efficient Data Movement With DMA</text:p>
      <text:p text:style-name="P56"><text:span text:style-name="T19">When transferring a arge chunk of data to a device, the CPU is burdened with a rather trivial task and wastes a lot of time and effort which could be better spent on other processes. </text:span><text:span text:style-name="T20">The solution to ths problem is called Direct Memory Access (DMA). </text:span><text:span text:style-name="T21">A DMA engine is a specific device within a system that can orchestrate transfers between devices and main memory without much CPU intervention. </text:span></text:p>
      <text:p text:style-name="P11">36.6 Methods Of Device Interaction</text:p>
      <text:p text:style-name="P34">Even with the introdduces effficiency matters, there are still a few problems we need to handle before incorporating devices into modern systems. </text:p>
      <text:p text:style-name="P5"><text:soft-page-break/>The Crux: How Do We Communicate With Devices?</text:p>
      <text:p text:style-name="P35">Over time, two methods of device communication have developed. The first and oldest is to have <text:span text:style-name="T26">explicit I/O instructions,</text:span> <text:span text:style-name="T42">a way for the OS to send data to specific device registers. </text:span><text:span text:style-name="T43">For example on x86 in and ut registers are used, these are privaleged instructions which leads to a desireed behavior. </text:span></text:p>
      <text:p text:style-name="P57"/>
      <text:p text:style-name="P36">The other methods to interact with devices are known as <text:span text:style-name="T26">memory mapped I/O</text:span>. <text:span text:style-name="T44">This is when hardware makes device registers available as if they were memory locations. </text:span><text:span text:style-name="T45">Instead of routing the stores and loads to the main memory, it is routed to the device. </text:span></text:p>
      <text:p text:style-name="P37">Memory-mapped I/O has an advantage in that no new instructions are needed to support it, but both methods are in use today. </text:p>
      <text:p text:style-name="P12">36.7 Fitting Into The OS: The Device Driver</text:p>
      <text:p text:style-name="P6">The Crux: How Do We Build A Device-Neutral OS?</text:p>
      <text:p text:style-name="P38">The problem is solved through abstraction. </text:p>
      <text:p text:style-name="P39">At the lowest level, a piece of software in the <text:s/>OS must know in detail how a device works. <text:span text:style-name="T46">This piece of software is called a device driver. </text:span></text:p>
      <text:p text:style-name="P40">A file system is oblivious to what type of disk it is working against. Instead, it is issuing block read and write requests to the generic block layer, which rooutes them to the appropriate device driver <text:span text:style-name="T47">which handles all the details </text:span><text:span text:style-name="T48">for a specific request. </text:span><text:span text:style-name="T49">In the abstraction, there are also a raw interface to devices. </text:span></text:p>
      <text:p text:style-name="P41">Studies of the Linux kernel has shown that over 70% of the OS code is found in device drivers. </text:p>
      <text:p text:style-name="P13">36.8 Case Study: A Simple IDE Disk Driver</text:p>
      <text:p text:style-name="P42">We dive into the IDE interface:</text:p>
      <text:list xml:id="list3165199299" text:style-name="L6">
        <text:list-item>
          <text:p text:style-name="P43">Wait for drive to be ready</text:p>
        </text:list-item>
        <text:list-item>
          <text:p text:style-name="P43">Write parameters to command registers</text:p>
        </text:list-item>
        <text:list-item>
          <text:p text:style-name="P43">Start the I/O</text:p>
        </text:list-item>
        <text:list-item>
          <text:p text:style-name="P43">Data transfer (for writes) </text:p>
        </text:list-item>
        <text:list-item>
          <text:p text:style-name="P44">Handle interrupts</text:p>
        </text:list-item>
        <text:list-item>
          <text:p text:style-name="P44">Error handling</text:p>
        </text:list-item>
      </text:list>
      <text:p text:style-name="P14">36.9 Historical Notes</text:p>
      <text:p text:style-name="P45">Interrupts, DMA and related ideas are all direct outcomes of the nature of fast CPUs and slow devices. </text:p>
      <text:p text:style-name="P46">36.10 Summary</text:p>
      <text:p text:style-name="P58">Basic understanding of how OS interacts with a device.</text:p>
      <text:p text:style-name="P59">Interrupts, I/O</text:p>
      <text:p text:style-name="P59">device drivers</text:p>
      <text:p text:style-name="P59"><text:soft-page-break/>how OS itself encapsulates low-level details to make it easier to build the rest <text:span text:style-name="T50">of the OS in a device-neutral matter.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1T12:52:04.134466539</meta:creation-date>
    <dc:date>2020-12-21T14:34:23.977045535</dc:date>
    <meta:editing-duration>PT1H41M29S</meta:editing-duration>
    <meta:editing-cycles>106</meta:editing-cycles>
    <meta:generator>LibreOffice/6.4.6.2$Linux_X86_64 LibreOffice_project/40$Build-2</meta:generator>
    <meta:document-statistic meta:table-count="0" meta:image-count="0" meta:object-count="0" meta:page-count="4" meta:paragraph-count="70" meta:word-count="1078" meta:character-count="6309" meta:non-whitespace-character-count="5290"/>
  </office:meta>
</office:document-meta>
</file>